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318cm"/>
    </style:style>
    <style:style style:name="co2" style:family="table-column">
      <style:table-column-properties fo:break-before="auto" style:column-width="8.398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2.487cm"/>
    </style:style>
    <style:style style:name="co5" style:family="table-column">
      <style:table-column-properties fo:break-before="auto" style:column-width="10.85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16.242cm" fo:break-before="auto" style:use-optimal-row-height="true"/>
    </style:style>
    <style:style style:name="ro4" style:family="table-row">
      <style:table-row-properties style:row-height="6.369cm" fo:break-before="auto" style:use-optimal-row-height="true"/>
    </style:style>
    <style:style style:name="ro5" style:family="table-row">
      <style:table-row-properties style:row-height="4.001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236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a933"/>
    </style:style>
    <style:style style:name="ce1" style:family="table-cell" style:parent-style-name="Default">
      <style:table-cell-properties fo:background-color="#00a933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/>
    <style:style style:name="T1" style:family="text">
      <style:text-properties style:font-name="Liberation Sans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Regel</text:p>
          </table:table-cell>
          <table:table-cell office:value-type="string" calcext:value-type="string">
            <text:p>Einschränkungen</text:p>
          </table:table-cell>
          <table:table-cell office:value-type="string" calcext:value-type="string">
            <text:p>Erklärung warum/wann diese Regel (nicht)</text:p>
            <text:p>Funktioniert</text:p>
          </table:table-cell>
          <table:table-cell office:value-type="string" calcext:value-type="string">
            <text:p>Eingeführt am</text:p>
          </table:table-cell>
          <table:table-cell office:value-type="string" calcext:value-type="string">
            <text:p>Verworfen am</text:p>
          </table:table-cell>
          <table:table-cell office:value-type="string" calcext:value-type="string">
            <text:p>Herkunft/Inspirationen</text:p>
          </table:table-cell>
        </table:table-row>
        <table:table-row table:style-name="ro2">
          <table:table-cell table:style-name="ce2" office:value-type="string" calcext:value-type="string">
            <text:p>Wenn man jemanden manipulieren will,</text:p>
            <text:p>Muss man sich innerlich sicherer fühlen</text:p>
            <text:p>Als die zu beeinflussende Person</text:p>
          </table:table-cell>
          <table:table-cell table:style-name="ce1" office:value-type="string" calcext:value-type="string">
            <text:p>&gt; Funktioniert nur bei Menschen und nicht bei Tieren</text:p>
            <text:p>&gt; Umso kleiner der Unterschied bei der Sicherheit</text:p>
            <text:p>(mit sich selbst im einklang stehen und</text:p>
            <text:p>selbstbewusst sein), umso schwerer kann die</text:p>
            <text:p>sicherere Person die unsicherere beeinflussen</text:p>
            <text:p>&gt; die unsicherere Person merkt retroperspektiv,</text:p>
            <text:p> dass sie beeinflusst wurde und auch von wem</text:p>
            <text:p>&gt; Es verbraucht viel Energie (durch Konzentration)</text:p>
            <text:p> jemanden zu beeinflussen</text:p>
          </table:table-cell>
          <table:table-cell table:style-name="ce1" office:value-type="string" calcext:value-type="string">
            <text:p>Wenn sich die andere Person sich sicherer fühlt</text:p>
            <text:p>als die Person, welche diese manipulieren will,</text:p>
            <text:p>Kann diese diesen Manipulationsversuch abwehren</text:p>
          </table:table-cell>
          <table:table-cell table:style-name="ce1" office:value-type="string" calcext:value-type="string">
            <text:p>08.06.2025</text:p>
          </table:table-cell>
          <table:table-cell table:style-name="ce7" office:value-type="string" calcext:value-type="string">
            <text:p>-</text:p>
          </table:table-cell>
          <table:table-cell office:value-type="string" calcext:value-type="string">
            <text:p>&gt; Sämtliche Videos über die Red Pill Community (Männer sind nicht</text:p>
            <text:p>devot) und die Beeinflussung von Männern, welche keine Frauen</text:p>
            <text:p>im Dating finden</text:p>
            <text:p>&gt; Eigenes Wissen über die Existens devoter Männer</text:p>
            <text:p>&gt; Die mögliche Zerissenheit der devoten Männer durch die </text:p>
            <text:p>Darstellung der Red Pill Community</text:p>
          </table:table-cell>
        </table:table-row>
        <table:table-row table:style-name="ro3">
          <table:table-cell office:value-type="string" calcext:value-type="string">
            <text:p>Man kann eine Waffe, welche man sich</text:p>
            <text:p>Tatoviert hat, aus dem Tattoo hohlen</text:p>
            <text:p>und es dann wieder in das Tattoo</text:p>
            <text:p>geben</text:p>
          </table:table-cell>
          <table:table-cell office:value-type="string" calcext:value-type="string">
            <text:p>&gt; Man muss diese Waffe mindestens einmal </text:p>
            <text:p>gehalten haben bevor man diese aus dem Tattoo</text:p>
            <text:p>holen kann</text:p>
            <text:p>&gt; Man muss die Technik für diese Waffe beherschen</text:p>
            <text:p>unabhängig ob man diese aus dem Tattoo </text:p>
            <text:p>genommen hatte</text:p>
            <text:p>&gt; Wenn man die Waffe aus dem Tattoo selten </text:p>
            <text:p>verwendet (hat), ist diese Waffe schwach, wird bei</text:p>
            <text:p>jeder Anwendung aber stärker (Verbiegt sich, was</text:p>
            <text:p>durch Magie Materialunabhängig ist). Um diese </text:p>
            <text:p>Waffe wieder zu reparieren, muss man entweder</text:p>
            <text:p>15min warten, oder es sich ins Tatto hineinstecken</text:p>
            <text:p>und es sich wieder herausholen. Das Tatto</text:p>
            <text:p>verhindert, dass der Körper des Nutzers an dieser</text:p>
            <text:p>Stelle beschädigt (durchtrennt) wird. Der Körper</text:p>
            <text:p>kann nur über oder unter dem Tatto durchtrennt</text:p>
            <text:p>Werden</text:p>
            <text:p>&gt; Bei Projektil Waffen muss man die Monition auch</text:p>
            <text:p>tättowiert haben, die Projektiele kommen zurück, </text:p>
            <text:p>Aber erst nach 15min (dematerialisiert am</text:p>
            <text:p>Einschlagsort und materialisiert sich wieder beim</text:p>
            <text:p>Nutzer der Waffe</text:p>
            <text:p>&gt; Das herausholen und zurückgeben aus und in das</text:p>
            <text:p>Tattoo ist etwas schmerzhaft</text:p>
            <text:p>&gt; Man muss die Waffe einmal in der Hand gehalten</text:p>
            <text:p>haben, als man das Tattoo schon hatte. Wenn man</text:p>
            <text:p>eine Waffe vor dem Tattoo gehalten hatte, und sich</text:p>
            <text:p>dann diese tättoviert hat lassen und seit dem </text:p>
            <text:p>tättovieren diese Waffe nicht mehr in der Hand</text:p>
            <text:p>hatte, kann man diese Waffe nicht aus dem Tattoo</text:p>
            <text:p>holen, da sich das Tattoo mit der Waffe</text:p>
            <text:p>zuerst synchronisieren muss bevor es nutzbar wird</text:p>
            <text:p>&gt; Die Hauptwaffe (nicht die Projektile)</text:p>
            <text:p>Dematerialisieren sich bei Kontakt mit einer anderen</text:p>
            <text:p><text:span text:style-name="T1">Person wenn der Besitzer/die Besitzerin diese Waffe</text:span></text:p>
            <text:p><text:span text:style-name="T1">nicht berührt und materialisieren sich wieder in der</text:span></text:p>
            <text:p><text:span text:style-name="T1">Hand </text:span>des eigentlichen Nutzers</text:p>
            <text:p>&gt; Wenn der Nutzer die Waffe irgendwo vergisst, </text:p>
            <text:p>materialisiert sich diese wieder in der Hand des</text:p>
            <text:p>Nutzers, wenn dieser 10m von dieser Waffe</text:p>
            <text:p>entfernt ist</text:p>
          </table:table-cell>
          <table:table-cell/>
          <table:table-cell office:value-type="string" calcext:value-type="string">
            <text:p>18.06.20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<text:a xlink:href="https://youtube.com/shorts/BjOaUR1nHqc?si=Kdwusv6-2nwvSNkN" xlink:type="simple">https://youtube.com/shorts/BjOaUR1nHqc?si=Kdwusv6-2nwvSNkN</text:a></text:p>
            <text:p>“Why do you have so many Tattoos?! #sword #meme #tatto”</text:p>
            <text:p>Von “@SellswordArts”</text:p>
          </table:table-cell>
        </table:table-row>
        <table:table-row table:style-name="ro4">
          <table:table-cell office:value-type="string" calcext:value-type="string">
            <text:p>Man kann Feuerbälle erzeugen</text:p>
          </table:table-cell>
          <table:table-cell office:value-type="string" calcext:value-type="string">
            <text:p>&gt; Ein sichtbarer Feuerball ist nur in einem Volumen</text:p>
            <text:p>Erzeugbar, welche ein Würfel ist, welche eine </text:p>
            <text:p>Seitenlänger der eigenen Handlänge hat (so heiß,</text:p>
            <text:p>Dass es Wolfram zum Verdampfen bringen kann)</text:p>
            <text:p>&gt; Darüber hinaus wird es immer kälter. Bei einem </text:p>
            <text:p>Würfel mit einer Seitenlänge des eigenen</text:p>
            <text:p>Unterarmes kann man nur Stahl zum Schmelzen</text:p>
            <text:p>bringen.</text:p>
            <text:p>&gt; Diese Hitzen können nur dann erzeugt werden,</text:p>
            <text:p>wenn man diese Technik gut beherscht, wodurch</text:p>
            <text:p>man dann auch die Hitze kontrolieren kann. Davor</text:p>
            <text:p>ist es entweder nur eine Illusion oder einfach nicht</text:p>
            <text:p>so heiß</text:p>
            <text:p>&gt; Umso heißer der Feuerball sein sollte, umso </text:p>
            <text:p>erschöpfter ist die Person, welche diese Magieform</text:p>
            <text:p>Anwendet</text:p>
          </table:table-cell>
          <table:table-cell/>
          <table:table-cell office:value-type="string" calcext:value-type="string">
            <text:p>18.06.2025</text:p>
          </table:table-cell>
          <table:table-cell/>
          <table:table-cell office:value-type="string" calcext:value-type="string">
            <text:p><text:a xlink:href="https://www.youtube.com/watch?v=_eTo4D0fqG8" xlink:type="simple">https://www.youtube.com/watch?v=_eTo4D0fqG8</text:a></text:p>
            <text:p>“Fireball song 'Firework' by Katy Perry' DnD Parody | Bardcore”</text:p>
            <text:p>Von “One Shot Bards” </text:p>
          </table:table-cell>
        </table:table-row>
        <table:table-row table:style-name="ro5">
          <table:table-cell office:value-type="string" calcext:value-type="string">
            <text:p>Man kann Wasser in Wein verwandeln</text:p>
          </table:table-cell>
          <table:table-cell office:value-type="string" calcext:value-type="string">
            <text:p>&gt; Wenn man nie Wein getrunken hatte, schmeckt</text:p>
            <text:p>Dieser wie Spülmittel</text:p>
            <text:p>&gt; Wenn man schon mal Wein getrunken hatte, </text:p>
            <text:p>aber nur eine Sorte schmeckt jede Umwandlung  wie</text:p>
            <text:p>diese Sorte</text:p>
            <text:p>&gt; Wenn man schon mehrere Weine getrunken hatte,</text:p>
            <text:p>schmeckt jede Umwandlung wie eine Mischung aus</text:p>
            <text:p>allen von allen getrunken Sorten und das in der</text:p>
            <text:p>Aufteilung wie man die anderen Weine getrunken</text:p>
            <text:p>hatte </text:p>
          </table:table-cell>
          <table:table-cell/>
          <table:table-cell office:value-type="string" calcext:value-type="string">
            <text:p>18.06.2025</text:p>
          </table:table-cell>
          <table:table-cell/>
          <table:table-cell office:value-type="string" calcext:value-type="string">
            <text:p>Letztes Abendmal Jesus aus der Bibel</text:p>
          </table:table-cell>
        </table:table-row>
        <table:table-row table:style-name="ro6">
          <table:table-cell office:value-type="string" calcext:value-type="string">
            <text:p>Man kann (verzehrbaren) Fisch</text:p>
            <text:p>vermehren</text:p>
          </table:table-cell>
          <table:table-cell office:value-type="string" calcext:value-type="string">
            <text:p>&gt; Bei jeder Vermehrung wird der Fisch immer</text:p>
            <text:p>schlechter</text:p>
          </table:table-cell>
          <table:table-cell/>
          <table:table-cell office:value-type="string" calcext:value-type="string">
            <text:p>18.06.2025</text:p>
          </table:table-cell>
          <table:table-cell/>
          <table:table-cell office:value-type="string" calcext:value-type="string">
            <text:p>&gt; Matthäus 14,13–21</text:p>
            <text:p>&gt; Markus 6,30–44</text:p>
            <text:p>&gt; Lukas 9,10–17</text:p>
            <text:p>&gt; Johannes 6,1–15</text:p>
          </table:table-cell>
        </table:table-row>
        <table:table-row table:style-name="ro6">
          <table:table-cell office:value-type="string" calcext:value-type="string">
            <text:p>Man kann Brot vermehren</text:p>
          </table:table-cell>
          <table:table-cell office:value-type="string" calcext:value-type="string">
            <text:p>&gt; Bei jeder Vermehrung wird das Brot immer</text:p>
            <text:p>durchgebackener</text:p>
          </table:table-cell>
          <table:table-cell/>
          <table:table-cell table:style-name="ce5" office:value-type="string" calcext:value-type="string">
            <text:p>18.06.2025</text:p>
          </table:table-cell>
          <table:table-cell/>
          <table:table-cell office:value-type="string" calcext:value-type="string">
            <text:p>&gt; Matthäus 14,13–21</text:p>
            <text:p>&gt; Markus 6,30–44</text:p>
            <text:p>&gt; Lukas 9,10–17</text:p>
            <text:p>&gt; Johannes 6,1–15</text:p>
          </table:table-cell>
        </table:table-row>
        <table:table-row table:style-name="ro7">
          <table:table-cell office:value-type="string" calcext:value-type="string">
            <text:p>Magieschild (bildet ein Magisches</text:p>
            <text:p>Schild, welches jegliches Verletzungs-</text:p>
            <text:p>Möglichkeit abblockt)</text:p>
          </table:table-cell>
          <table:table-cell table:number-columns-repeated="2"/>
          <table:table-cell office:value-type="string" calcext:value-type="string">
            <text:p>28.06.2025</text:p>
          </table:table-cell>
          <table:table-cell/>
          <table:table-cell office:value-type="string" calcext:value-type="string">
            <text:p><text:a xlink:href="https://www.youtube.com/shorts/m6i6BmYftbM" xlink:type="simple">https://www.youtube.com/shorts/m6i6BmYftbM</text:a> </text:p>
            <text:p>'Unknown Superheroes Part 18’ von ‘I am MoBo’ (@IamMoBo)</text:p>
          </table:table-cell>
        </table:table-row>
        <table:table-row table:style-name="ro7">
          <table:table-cell office:value-type="string" calcext:value-type="string">
            <text:p>'Edging’ (Verhindert das Verwenden</text:p>
            <text:p>Von Magie kurz vor dessen </text:p>
            <text:p>Ausführung)</text:p>
          </table:table-cell>
          <table:table-cell table:number-columns-repeated="2"/>
          <table:table-cell office:value-type="string" calcext:value-type="string">
            <text:p>28.06.2025</text:p>
          </table:table-cell>
          <table:table-cell/>
          <table:table-cell office:value-type="string" calcext:value-type="string">
            <text:p><text:a xlink:href="https://www.youtube.com/shorts/m6i6BmYftbM" xlink:type="simple">https://www.youtube.com/shorts/m6i6BmYftbM</text:a> </text:p>
            <text:p><text:span text:style-name="T2">'Unknown Superheroes Part 18’ von ‘I am MoBo’ (@IamMoBo)</text:span></text:p>
          </table:table-cell>
        </table:table-row>
        <table:table-row table:style-name="ro6">
          <table:table-cell office:value-type="string" calcext:value-type="string">
            <text:p>Surrpriseattack (Verletzt den</text:p>
            <text:p>Gegenüber in Situationen und </text:p>
            <text:p>Zeitpunkten, welche dieser am</text:p>
            <text:p>Wenigsten erwarten)</text:p>
          </table:table-cell>
          <table:table-cell office:value-type="string" calcext:value-type="string">
            <text:p>&gt; Man muss mit der anderen Person in Sichtweite</text:p>
            <text:p>sein</text:p>
            <text:p>&gt; Man muss den Wunsch haben der anderen Person</text:p>
            <text:p>weh zu tun</text:p>
          </table:table-cell>
          <table:table-cell/>
          <table:table-cell office:value-type="string" calcext:value-type="string">
            <text:p>28.06.2025</text:p>
          </table:table-cell>
          <table:table-cell/>
          <table:table-cell office:value-type="string" calcext:value-type="string">
            <text:p><text:a xlink:href="https://www.youtube.com/shorts/m6i6BmYftbM" xlink:type="simple">https://www.youtube.com/shorts/m6i6BmYftbM</text:a> </text:p>
            <text:p>'Unknown Superheroes Part 18’ von ‘I am MoBo’ (@IamMoBo)</text:p>
          </table:table-cell>
        </table:table-row>
        <table:table-row table:style-name="ro3">
          <table:table-cell office:value-type="string" calcext:value-type="string">
            <text:p>Wenn man sich eine Waffe tattoowiert</text:p>
            <text:p>Hat, und diese Waffe schon mal in der</text:p>
            <text:p>Hand hatte, kann man diese Waffe</text:p>
            <text:p>Aus dem Tattoo ziehen</text:p>
          </table:table-cell>
          <table:table-cell office:value-type="string" calcext:value-type="string">
            <text:p>&gt; Man muss diese Waffe mindestens einmal </text:p>
            <text:p>gehalten haben bevor man diese aus dem Tattoo</text:p>
            <text:p>holen kann</text:p>
            <text:p>&gt; Man muss die Technik für diese Waffe beherschen</text:p>
            <text:p>unabhängig ob man diese aus dem Tattoo </text:p>
            <text:p>genommen hatte</text:p>
            <text:p>&gt; Wenn man die Waffe aus dem Tattoo selten </text:p>
            <text:p>verwendet (hat), ist diese Waffe schwach, wird bei </text:p>
            <text:p>jeder Anwendung aber stärker (Verbiegt sich, was </text:p>
            <text:p>durch Magie Materialunabhängig ist). Um diese </text:p>
            <text:p>Waffe wieder zu reparieren, muss man entweder </text:p>
            <text:p>15min warten, oder es sich ins Tatto hineinstecken </text:p>
            <text:p>und es sich wieder herausholen. Das Tatto </text:p>
            <text:p>verhindert, dass der Körper des Nutzers an dieser </text:p>
            <text:p>Stelle beschädigt (durchtrennt) wird. Der Körper</text:p>
            <text:p>kann nur über oder unter dem Tatto durchtrennt </text:p>
            <text:p>werden</text:p>
            <text:p>&gt; Bei Projektil Waffen muss man die Monition auch</text:p>
            <text:p>tättowiert haben, die Projektiele kommen zurück,</text:p>
            <text:p>Aber erst nach 15min (dematerialisiert am </text:p>
            <text:p>Einschlagsort und materialisiert sich wieder beim </text:p>
            <text:p>Nutzer der Waffe</text:p>
            <text:p>&gt; Das herausholen und zurückgeben aus und in das </text:p>
            <text:p>Tattoo ist etwas schmerzhaft &gt; Man muss die Waffe </text:p>
            <text:p>einmal in der Hand gehalten haben, als man das </text:p>
            <text:p>Tattoo schon hatte. Wenn man eine Waffe vor dem </text:p>
            <text:p>Tattoo gehalten hatte, und sich dann diese tättoviert </text:p>
            <text:p>hat lassen und seit dem  tättovieren diese Waffe </text:p>
            <text:p>nicht mehr in der Hand hatte, kann man diese Waffe </text:p>
            <text:p>nicht aus dem Tattoo holen, da sich das Tattoo mit </text:p>
            <text:p>der Waffe zuerst synchronisieren muss bevor es </text:p>
            <text:p>nutzbar wird</text:p>
            <text:p>&gt; Die Hauptwaffe (nicht die Projektile) </text:p>
            <text:p>Dematerialisieren sich bei Kontakt mit einer anderen </text:p>
            <text:p>Person wenn der Besitzer/die Besitzerin diese Waffe </text:p>
            <text:p>nicht berührt und materialisieren sich wieder in der </text:p>
            <text:p>Hand des eigentlichen Nutzers</text:p>
            <text:p>&gt; Wenn der Nutzer die Waffe irgendwo vergisst,  </text:p>
            <text:p>materialisiert sich diese wieder in der Hand des </text:p>
            <text:p>Nutzers, wenn dieser 10m von dieser Waffe entfernt </text:p>
            <text:p>ist</text:p>
          </table:table-cell>
          <table:table-cell/>
          <table:table-cell office:value-type="string" calcext:value-type="string">
            <text:p>22.09.2025</text:p>
          </table:table-cell>
          <table:table-cell/>
          <table:table-cell office:value-type="string" calcext:value-type="string">
            <text:p><text:a xlink:href="https://www.youtube.com/shorts/BjOaUR1nHqc" xlink:type="simple">https://www.youtube.com/shorts/BjOaUR1nHqc</text:a></text:p>
            <text:p>Why do you have so many Tattoos?! #swords</text:p>
          </table:table-cell>
        </table:table-row>
        <calcext:conditional-formats>
          <calcext:conditional-format calcext:target-range-address="Sheet1.B2:Sheet1.E2">
            <calcext:condition calcext:apply-style-name="Untitled1" calcext:value="contains-text(&quot;-&quot;)" calcext:base-cell-address="Sheet1.B2"/>
            <calcext:condition calcext:apply-style-name="Untitled2" calcext:value="contains-text(&quot;?&quot;)" calcext:base-cell-address="Sheet1.B2"/>
          </calcext:conditional-format>
          <calcext:conditional-format calcext:target-range-address="Sheet1.A2:Sheet1.A2">
            <calcext:condition calcext:apply-style-name="Untitled1" calcext:value="contains-text(&quot;-&quot;)" calcext:base-cell-address="Sheet1.A2"/>
            <calcext:condition calcext:apply-style-name="Untitled2" calcext:value="contains-text(&quot;?&quot;)" calcext:base-cell-address="Sheet1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00a933" style:diagonal-bl-tr="none" style:diagonal-tl-br="none"/>
    </style:style>
    <style:style style:name="Untitled2" style:family="table-cell" style:parent-style-name="Default">
      <style:table-cell-properties fo:background-color="#ff8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2">00/00/0000</text:date>, <text:time style:data-style-name="N2" text:time-value="15:13:42.1141433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8T20:54:43.863346535</meta:creation-date>
    <meta:generator>LibreOffice/25.2.6.2$Linux_X86_64 LibreOffice_project/520$Build-2</meta:generator>
    <dc:date>2025-09-22T17:03:23.601929235</dc:date>
    <meta:editing-duration>PT8H59M25S</meta:editing-duration>
    <meta:editing-cycles>21</meta:editing-cycles>
    <meta:document-statistic meta:table-count="1" meta:cell-count="47" meta:object-count="0"/>
  </office:meta>
</office:document-meta>
</file>